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hunt [mV]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power</text:p>
          </table:table-cell>
          <table:table-cell table:style-name="Default" office:value-type="string" calcext:value-type="string">
            <text:p>i_avg [mA]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17" calcext:value-type="float">
            <text:p>17</text:p>
          </table:table-cell>
          <table:table-cell table:formula="of:=[.A2] / (0.171*2)" office:value-type="float" office:value="84.2105263157895" calcext:value-type="float">
            <text:p>84.21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16" calcext:value-type="float">
            <text:p>16</text:p>
          </table:table-cell>
          <table:table-cell table:formula="of:=[.A3] / (0.171*2)" office:value-type="float" office:value="75.4385964912281" calcext:value-type="float">
            <text:p>75.44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15" calcext:value-type="float">
            <text:p>15</text:p>
          </table:table-cell>
          <table:table-cell table:formula="of:=[.A4] / (0.171*2)" office:value-type="float" office:value="67.8362573099415" calcext:value-type="float">
            <text:p>67.84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14" calcext:value-type="float">
            <text:p>14</text:p>
          </table:table-cell>
          <table:table-cell table:formula="of:=[.A5] / (0.171*2)" office:value-type="float" office:value="68.4210526315789" calcext:value-type="float">
            <text:p>68.42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13" calcext:value-type="float">
            <text:p>13</text:p>
          </table:table-cell>
          <table:table-cell table:formula="of:=[.A6] / (0.171*2)" office:value-type="float" office:value="58.187134502924" calcext:value-type="float">
            <text:p>58.19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12" calcext:value-type="float">
            <text:p>12</text:p>
          </table:table-cell>
          <table:table-cell table:formula="of:=[.A7] / (0.171*2)" office:value-type="float" office:value="54.093567251462" calcext:value-type="float">
            <text:p>54.09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11" calcext:value-type="float">
            <text:p>11</text:p>
          </table:table-cell>
          <table:table-cell table:formula="of:=[.A8] / (0.171*2)" office:value-type="float" office:value="50" calcext:value-type="float">
            <text:p>50.0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10" calcext:value-type="float">
            <text:p>10</text:p>
          </table:table-cell>
          <table:table-cell table:formula="of:=[.A9] / (0.171*2)" office:value-type="float" office:value="47.3684210526316" calcext:value-type="float">
            <text:p>47.37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9" calcext:value-type="float">
            <text:p>9</text:p>
          </table:table-cell>
          <table:table-cell table:formula="of:=[.A10] / (0.171*2)" office:value-type="float" office:value="44.4444444444444" calcext:value-type="float">
            <text:p>44.44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8" calcext:value-type="float">
            <text:p>8</text:p>
          </table:table-cell>
          <table:table-cell table:formula="of:=[.A11] / (0.171*2)" office:value-type="float" office:value="42.3976608187135" calcext:value-type="float">
            <text:p>42.40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7" calcext:value-type="float">
            <text:p>7</text:p>
          </table:table-cell>
          <table:table-cell table:formula="of:=[.A12] / (0.171*2)" office:value-type="float" office:value="40.0584795321637" calcext:value-type="float">
            <text:p>40.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6" calcext:value-type="float">
            <text:p>6</text:p>
          </table:table-cell>
          <table:table-cell table:formula="of:=[.A13] / (0.171*2)" office:value-type="float" office:value="38.0116959064328" calcext:value-type="float">
            <text:p>38.01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5" calcext:value-type="float">
            <text:p>5</text:p>
          </table:table-cell>
          <table:table-cell table:formula="of:=[.A14] / (0.171*2)" office:value-type="float" office:value="35.9649122807018" calcext:value-type="float">
            <text:p>35.96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4" calcext:value-type="float">
            <text:p>4</text:p>
          </table:table-cell>
          <table:table-cell table:formula="of:=[.A15] / (0.171*2)" office:value-type="float" office:value="33.9181286549708" calcext:value-type="float">
            <text:p>33.92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3" calcext:value-type="float">
            <text:p>3</text:p>
          </table:table-cell>
          <table:table-cell table:formula="of:=[.A16] / (0.171*2)" office:value-type="float" office:value="31.5789473684211" calcext:value-type="float">
            <text:p>31.58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2" calcext:value-type="float">
            <text:p>2</text:p>
          </table:table-cell>
          <table:table-cell table:formula="of:=[.A17] / (0.171*2)" office:value-type="float" office:value="30.1169590643275" calcext:value-type="float">
            <text:p>30.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5T09:50:00.383520635</meta:creation-date>
    <dc:date>2025-11-15T09:50:38.301646627</dc:date>
    <meta:editing-duration>PT38S</meta:editing-duration>
    <meta:editing-cycles>1</meta:editing-cycles>
    <meta:document-statistic meta:table-count="1" meta:cell-count="85" meta:object-count="0"/>
    <meta:generator>LibreOffice/24.2.7.2$Linux_X86_64 LibreOffice_project/420$Build-2</meta:generator>
  </office:meta>
</office:document-meta>
</file>